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 fo:margin-left="36.00pt" fo:text-indent="0.00p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>
        <style:tab-stops>
          <style:tab-stop style:position="-34.20pt"/>
        </style:tab-stops>
      </style:paragraph-properties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</office:automatic-styles>
  <office:body>
    <office:text>
      <text:p text:style-name="P1"><text:span text:style-name="T1">Eman Abdelmoaty Elewa</text:span></text:p>
      <text:p text:style-name="P1"><text:span text:style-name="T1">Nasr City-Cairo- Egypt</text:span></text:p>
      <text:p text:style-name="P1"><text:span text:style-name="T1">01065550884<text:s text:c="3"/></text:span></text:p>
      <text:p text:style-name="P2"><text:a xlink:href="mailto:eman.elewa@hotmail.com"><text:span text:style-name="T3">eman.elewa@hotmail.com</text:span></text:a><text:span text:style-name="T4"/></text:p>
      <text:p text:style-name="P3"><text:span text:style-name="T4"/></text:p>
      <text:p text:style-name="P4"><text:span text:style-name="T4"/></text:p>
      <text:p text:style-name="P4"><text:span text:style-name="T4"/></text:p>
      <text:p text:style-name="P5"><text:span text:style-name="T5">Technical Skills</text:span></text:p>
      <text:p text:style-name="P5"><text:span text:style-name="T6">Very good knowledge of UI UX<text:s text:c="2"/>tools:</text:span></text:p>
      <text:list text:style-name="L6">
        <text:list-item>
          <text:p text:style-name="P6"><text:span text:style-name="T7">MockFolw</text:span></text:p>
        </text:list-item>
        <text:list-item>
          <text:p text:style-name="P6"><text:span text:style-name="T7">Balsamiq</text:span></text:p>
        </text:list-item>
        <text:list-item>
          <text:p text:style-name="P6"><text:span text:style-name="T7">Adobe XD</text:span></text:p>
        </text:list-item>
        <text:list-item>
          <text:p text:style-name="P6"><text:span text:style-name="T7">Marvel</text:span></text:p>
        </text:list-item>
        <text:list-item>
          <text:p text:style-name="P6"><text:span text:style-name="T7">Sketch</text:span></text:p>
        </text:list-item>
        <text:list-item>
          <text:p text:style-name="P6"><text:span text:style-name="T7">Adobe PS </text:span></text:p>
        </text:list-item>
        <text:list-item>
          <text:p text:style-name="P6"><text:span text:style-name="T7">Adobe Illustrator</text:span></text:p>
        </text:list-item>
        <text:list-item>
          <text:p text:style-name="P6"><text:span text:style-name="T7">Adobe Dream weaver</text:span></text:p>
        </text:list-item>
        <text:list-item>
          <text:p text:style-name="P6"><text:span text:style-name="T7">Adobe<text:s/></text:span><text:span text:style-name="T8">Corel DRAW </text:span></text:p>
        </text:list-item>
      </text:list>
      <text:p text:style-name="P7"><text:span text:style-name="T9"/></text:p>
      <text:p text:style-name="P7"><text:span text:style-name="T10">Excellent<text:s text:c="2"/>knowledge of UI Developing Tools<text:s text:c="2"/>tools:</text:span></text:p>
      <text:list text:style-name="L8">
        <text:list-item>
          <text:p text:style-name="P8"><text:span text:style-name="T10">Html</text:span></text:p>
        </text:list-item>
        <text:list-item>
          <text:p text:style-name="P8"><text:span text:style-name="T10">CSS</text:span></text:p>
        </text:list-item>
        <text:list-item>
          <text:p text:style-name="P8"><text:span text:style-name="T10">Bootstrap</text:span></text:p>
        </text:list-item>
        <text:list-item>
          <text:p text:style-name="P8"><text:span text:style-name="T10">Javascript</text:span></text:p>
        </text:list-item>
        <text:list-item>
          <text:p text:style-name="P8"><text:span text:style-name="T10">Jquery</text:span></text:p>
        </text:list-item>
        <text:list-item>
          <text:p text:style-name="P8"><text:span text:style-name="T10">Sass</text:span></text:p>
        </text:list-item>
        <text:list-item>
          <text:p text:style-name="P8"><text:span text:style-name="T10">Less</text:span></text:p>
        </text:list-item>
      </text:list>
      <text:p text:style-name="P9"><text:span text:style-name="T11"/></text:p>
      <text:p text:style-name="P9"><text:span text:style-name="T12">Good knowledge Server Connection Tools and Accessing Front End On Live Projects:</text:span></text:p>
      <text:list text:style-name="L10">
        <text:list-item>
          <text:p text:style-name="P10"><text:span text:style-name="T12">FTP Client</text:span></text:p>
        </text:list-item>
        <text:list-item>
          <text:p text:style-name="P10"><text:span text:style-name="T12">SSH</text:span></text:p>
        </text:list-item>
        <text:list-item>
          <text:p text:style-name="P10"><text:span text:style-name="T12">Terminal and Basic Command Line</text:span></text:p>
        </text:list-item>
        <text:list-item>
          <text:p text:style-name="P10"><text:span text:style-name="T12">Knowledge Of Common Servers Structure Like Apache and Lampp Stack</text:span></text:p>
        </text:list-item>
        <text:list-item>
          <text:p text:style-name="P10"><text:span text:style-name="T12"><text:s/>Knowledge of Common Framework Structure like laravel and where Blade Files and assets</text:span></text:p>
        </text:list-item>
      </text:list>
      <text:p text:style-name="P11"><text:span text:style-name="T13"/></text:p>
      <text:p text:style-name="P12"><text:span text:style-name="T14">Very good knowledge with version control tools:</text:span></text:p>
      <text:list text:style-name="L13">
        <text:list-item>
          <text:p text:style-name="P13"><text:span text:style-name="T14">Git</text:span></text:p>
        </text:list-item>
        <text:list-item>
          <text:p text:style-name="P13"><text:span text:style-name="T14">GitHub </text:span></text:p>
        </text:list-item>
      </text:list>
      <text:p text:style-name="P14"><text:span text:style-name="T15"/></text:p>
      <text:p text:style-name="P14"><text:span text:style-name="T16">Very good with team collaboration tools</text:span></text:p>
      <text:list text:style-name="L15">
        <text:list-item>
          <text:p text:style-name="P15"><text:span text:style-name="T16">slack</text:span></text:p>
        </text:list-item>
        <text:list-item>
          <text:p text:style-name="P15"><text:span text:style-name="T16">jira</text:span></text:p>
        </text:list-item>
        <text:list-item>
          <text:p text:style-name="P15"><text:span text:style-name="T16">trello</text:span></text:p>
        </text:list-item>
      </text:list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8">Relevant Experience</text:span></text:p>
      <text:p text:style-name="P16"><text:span text:style-name="T19">UI UX - Front-End Developer<text:s text:c="2"/>at<text:s/></text:span><text:span text:style-name="T20"><text:s/>Digits Talk</text:span><text:span text:style-name="T21"><text:s/></text:span></text:p>
      <text:p text:style-name="P16"><text:span text:style-name="T22">started Nov 2018<text:s text:c="68"/>Till Now</text:span></text:p>
      <text:p text:style-name="P16"><text:span text:style-name="T23"/></text:p>
      <text:p text:style-name="P16"><text:span text:style-name="T24">UI UX - Front-End Developer<text:s text:c="2"/>at<text:s/></text:span><text:span text:style-name="T25">Otex Technology</text:span><text:span text:style-name="T26"><text:s/></text:span></text:p>
      <text:p text:style-name="P16"><text:span text:style-name="T27">started<text:s/></text:span><text:span text:style-name="T28">Jun 2018<text:s/></text:span><text:span text:style-name="T29"><text:s text:c="66"/></text:span><text:span text:style-name="T30"><text:s/>Nov 2018</text:span></text:p>
      <text:p text:style-name="P16"><text:span text:style-name="T31"/></text:p>
      <text:p text:style-name="P16"><text:span text:style-name="T31"/></text:p>
      <text:p text:style-name="P16"><text:span text:style-name="T32">UI UX - Front-End Developer<text:s text:c="2"/>at<text:s/></text:span><text:span text:style-name="T33">New life</text:span><text:span text:style-name="T34"><text:s/></text:span></text:p>
      <text:p text:style-name="P16"><text:span text:style-name="T35">started Feb</text:span><text:span text:style-name="T36"><text:s/>2017</text:span><text:span text:style-name="T37"><text:s text:c="67"/></text:span><text:span text:style-name="T38"><text:s/>Jun 2018</text:span></text:p>
      <text:p text:style-name="P16"><text:span text:style-name="T39"/></text:p>
      <text:p text:style-name="P16"><text:span text:style-name="T39"/></text:p>
      <text:p text:style-name="P16"><text:span text:style-name="T40">UI UX Designer at<text:s/></text:span><text:span text:style-name="T41">Master Vision </text:span></text:p>
      <text:p text:style-name="P16"><text:span text:style-name="T42">started<text:s/></text:span><text:span text:style-name="T43">Jun 2014</text:span><text:span text:style-name="T44"><text:s text:c="68"/>Dec 2016</text:span></text:p>
      <text:p text:style-name="P16"><text:span text:style-name="T45"/></text:p>
      <text:p text:style-name="P16"><text:span text:style-name="T45"/></text:p>
      <text:p text:style-name="P16"><text:span text:style-name="T45"/></text:p>
      <text:p text:style-name="P16"><text:span text:style-name="T46">Projects </text:span></text:p>
      <text:p text:style-name="P16"><text:span text:style-name="T47"/></text:p>
      <text:list text:style-name="L17">
        <text:list-item>
          <text:p text:style-name="P17"><text:span text:style-name="T48">UI UX Designs , Wire frames and<text:s text:c="2"/>Prototypes Sends Upon Request</text:span></text:p>
        </text:list-item>
        <text:list-item>
          <text:p text:style-name="P17"><text:a xlink:href="http://acc-house.com.eg/"><text:span text:style-name="T49">http://acc-house.com.eg/</text:span></text:a><text:span text:style-name="T50"/></text:p>
        </text:list-item>
        <text:list-item>
          <text:p text:style-name="P17"><text:a xlink:href="http://atlanticpurity.com/"><text:span text:style-name="T51">http://atlanticpurity.com/</text:span></text:a><text:span text:style-name="T52"/></text:p>
        </text:list-item>
        <text:list-item>
          <text:p text:style-name="P17"><text:a xlink:href="http://gulftalent.com.sa/"><text:span text:style-name="T53">http://gulftalent.com.sa/</text:span></text:a><text:span text:style-name="T54"/></text:p>
        </text:list-item>
        <text:list-item>
          <text:p text:style-name="P17"><text:a xlink:href="http://www.travelsluxury.com/"><text:span text:style-name="T55">http://www.travelsluxury.com/</text:span></text:a><text:span text:style-name="T56"/></text:p>
        </text:list-item>
        <text:list-item>
          <text:p text:style-name="P17"><text:a xlink:href="http://www.accountant.digitstalk.com/"><text:span text:style-name="T57">http://www.accountant.digitstalk.com/</text:span></text:a><text:span text:style-name="T58"/></text:p>
        </text:list-item>
        <text:list-item>
          <text:p text:style-name="P17"><text:a xlink:href="http://www.souqeljomla.com/"><text:span text:style-name="T59">http://www.souqeljomla.com/</text:span></text:a><text:span text:style-name="T60"/></text:p>
        </text:list-item>
        <text:list-item>
          <text:p text:style-name="P17"><text:a xlink:href="http://ila-edu.com/"><text:span text:style-name="T61">http://ila-edu.com/</text:span></text:a><text:span text:style-name="T62"/></text:p>
        </text:list-item>
        <text:list-item>
          <text:p text:style-name="P17"><text:a xlink:href="https://www.proteceg.com/"><text:span text:style-name="T63">https://www.proteceg.com/</text:span></text:a><text:span text:style-name="T64"/></text:p>
        </text:list-item>
        <text:list-item>
          <text:p text:style-name="P17"><text:a xlink:href="http://egyptnewstoday.com/"><text:span text:style-name="T65">http://egyptnewstoday.com/</text:span></text:a><text:span text:style-name="T66"/></text:p>
        </text:list-item>
        <text:list-item>
          <text:p text:style-name="P17"><text:a xlink:href="http://evidenceacademics.com/public/"><text:span text:style-name="T67">http://evidenceacademics.com/public/</text:span></text:a><text:span text:style-name="T68"/></text:p>
        </text:list-item>
        <text:list-item>
          <text:p text:style-name="P17"><text:a xlink:href="http://newlifehr.com/"><text:span text:style-name="T69">http://newlifehr.com/</text:span></text:a><text:span text:style-name="T70"/></text:p>
        </text:list-item>
      </text:list>
      <text:p text:style-name="P18"><text:span text:style-name="T71"/></text:p>
      <text:p text:style-name="P18"><text:span text:style-name="T71"/></text:p>
      <text:p text:style-name="P18"><text:span text:style-name="T72">Languages</text:span></text:p>
      <text:p text:style-name="P18"><text:span text:style-name="T73">Arabic : native</text:span></text:p>
      <text:p text:style-name="P18"><text:span text:style-name="T73">English: Good</text:span></text:p>
      <text:p text:style-name="P18"><text:span text:style-name="T74"/></text:p>
      <text:p text:style-name="P18"><text:span text:style-name="T74"/></text:p>
      <text:p text:style-name="P18"><text:span text:style-name="T75">Educational Background</text:span></text:p>
      <text:p text:style-name="P18"><text:span text:style-name="T76">B.S. in Fine Arts, Graphic Department</text:span><text:span text:style-name="T77"><text:s text:c="7"/></text:span><text:span text:style-name="T78">1999-2004</text:span></text:p>
      <text:p text:style-name="P18"><text:span text:style-name="T78">Helwan University<text:s text:c="7"/>Very Good.</text:span></text:p>
      <text:p text:style-name="P18"><text:span text:style-name="T79"/></text:p>
      <text:p text:style-name="P18"><text:span text:style-name="T79"/></text:p>
      <text:p text:style-name="P18"><text:span text:style-name="T80">Personal Information</text:span></text:p>
      <text:p text:style-name="P18"><text:span text:style-name="T81">Date of Birth:<text:s text:c="4"/>October 28</text:span><text:span text:style-name="T82">th</text:span><text:span text:style-name="T83"><text:s text:c="2"/></text:span><text:span text:style-name="T84">1982</text:span></text:p>
      <text:p text:style-name="P18"><text:span text:style-name="T85">Nationality:<text:s text:c="7"/>Egyptian</text:span></text:p>
      <text:p text:style-name="P18"><text:span text:style-name="T85">Martial Status:<text:s text:c="2"/>Single</text:span></text:p>
      <text:p text:style-name="P18"><text:span text:style-name="T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